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text/xml" manifest:full-path="Object 3/content.xml"/>
  <manifest:file-entry manifest:media-type="text/xml" manifest:full-path="Object 3/settings.xml"/>
  <manifest:file-entry manifest:media-type="image/png" manifest:full-path="Object 3/Pictures/1000020100000274000002D062A1BCDE.png"/>
  <manifest:file-entry manifest:media-type="application/vnd.oasis.opendocument.graphics" manifest:version="1.2" manifest:full-path="Object 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53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order-bottom="0.018cm solid #000000" fo:border-left="0.088cm solid #000000" fo:border-right="0.018cm solid #000000" fo:border-top="0.088cm solid #000000"/>
    </style:style>
    <style:style style:name="ce5" style:family="table-cell" style:parent-style-name="Default">
      <style:table-cell-properties fo:border-bottom="0.018cm solid #000000" fo:wrap-option="wrap" fo:border-left="0.088cm solid #000000" fo:border-right="0.018cm solid #000000" fo:border-top="none"/>
    </style:style>
    <style:style style:name="ce6" style:family="table-cell" style:parent-style-name="Default">
      <style:table-cell-properties fo:border-bottom="0.018cm solid #000000" fo:wrap-option="wrap" fo:border-left="0.088cm solid #000000" fo:border-right="0.018cm solid #000000" fo:border-top="0.018cm solid #000000"/>
    </style:style>
    <style:style style:name="ce7" style:family="table-cell" style:parent-style-name="Default">
      <style:table-cell-properties fo:border-bottom="none" fo:border-left="0.088cm solid #000000" fo:border-right="0.018cm solid #000000" fo:border-top="0.018cm solid #000000"/>
    </style:style>
    <style:style style:name="ce8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9" style:family="table-cell" style:parent-style-name="Default">
      <style:table-cell-properties fo:border-bottom="none" style:cell-protect="protected" style:print-content="true" fo:wrap-option="wrap" fo:border-left="0.088cm solid #000000" fo:border-right="none" fo:border-top="none"/>
    </style:style>
    <style:style style:name="ce10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11" style:family="table-cell" style:parent-style-name="Default">
      <style:table-cell-properties fo:border-bottom="0.018cm solid #000000" fo:border-left="0.018cm solid #000000" fo:border-right="0.018cm solid #000000" fo:border-top="0.088cm solid #000000"/>
    </style:style>
    <style:style style:name="ce12" style:family="table-cell" style:parent-style-name="Default">
      <style:table-cell-properties fo:border="0.018cm solid #000000"/>
    </style:style>
    <style:style style:name="ce13" style:family="table-cell" style:parent-style-name="Default" style:data-style-name="N110">
      <style:table-cell-properties fo:border="0.018cm solid #000000"/>
    </style:style>
    <style:style style:name="ce14" style:family="table-cell" style:parent-style-name="Default">
      <style:table-cell-properties fo:border-bottom="0.018cm solid #000000" style:cell-protect="protected" style:print-content="true" fo:border-left="none" fo:border-right="0.018cm solid #000000" fo:border-top="0.018cm solid #000000"/>
    </style:style>
    <style:style style:name="ce15" style:family="table-cell" style:parent-style-name="Default" style:data-style-name="N2">
      <style:table-cell-properties fo:border-bottom="0.088cm solid #000000" fo:border-left="0.018cm solid #000000" fo:border-right="0.018cm solid #000000" fo:border-top="0.018cm solid #000000"/>
      <style:text-properties fo:font-style="italic" style:text-underline-style="solid" style:text-underline-type="double" style:text-underline-width="auto" style:text-underline-color="font-color" style:font-style-asian="italic" style:font-style-complex="italic"/>
      <style:map style:condition="cell-content()&gt;30" style:apply-style-name="Безымянный1" style:base-cell-address="'Падение тела'.J15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cell-protect="protected" style:print-content="true" fo:border="0.018cm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0" style:family="table-cell" style:parent-style-name="Default">
      <style:table-cell-properties fo:border="0.039cm double #000000" style:border-line-width="0.002cm 0.035cm 0.002cm" style:shadow="#999999 0.176cm 0.176cm"/>
    </style:style>
    <style:style style:name="ce21" style:family="table-cell" style:parent-style-name="Default">
      <style:table-cell-properties fo:border-bottom="none" fo:border-left="none" fo:border-right="none" fo:border-top="0.039cm double #000000" style:border-line-width-top="0.002cm 0.035cm 0.002cm"/>
    </style:style>
    <style:style style:name="ce22" style:family="table-cell" style:parent-style-name="Default" style:data-style-name="N2">
      <style:table-cell-properties fo:border-bottom="0.088cm solid #000000" fo:background-color="#ffff00" fo:border-left="0.018cm solid #000000" fo:border-right="0.018cm solid #000000" fo:border-top="0.018cm solid #000000"/>
      <style:map style:condition="cell-content()&gt;30" style:apply-style-name="Безымянный1" style:base-cell-address="'Падение тела'.J15"/>
    </style:style>
    <style:style style:name="ce23" style:family="table-cell" style:parent-style-name="Default">
      <style:table-cell-properties fo:border-bottom="0.018cm solid #000000" fo:border-left="0.018cm solid #000000" fo:border-right="0.088cm solid #000000" fo:border-top="0.088cm solid #000000"/>
    </style:style>
    <style:style style:name="ce24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25" style:family="table-cell" style:parent-style-name="Default" style:data-style-name="N110">
      <style:table-cell-properties fo:border-bottom="0.018cm solid #000000" fo:border-left="0.018cm solid #000000" fo:border-right="0.088cm solid #000000" fo:border-top="0.018cm solid #000000"/>
    </style:style>
    <style:style style:name="ce26" style:family="table-cell" style:parent-style-name="Default">
      <style:table-cell-properties fo:border-bottom="0.018cm solid #000000" style:cell-protect="protected" style:print-content="true" fo:border-left="0.018cm solid #000000" fo:border-right="0.088cm solid #000000" fo:border-top="0.018cm solid #000000"/>
    </style:style>
    <style:style style:name="ce27" style:family="table-cell" style:parent-style-name="Default" style:data-style-name="N2">
      <style:table-cell-properties fo:border-bottom="0.088cm solid #000000" fo:background-color="#ffff00" fo:border-left="0.018cm solid #000000" fo:border-right="0.088cm solid #000000" fo:border-top="0.018cm solid #000000"/>
      <style:map style:condition="cell-content()&gt;30" style:apply-style-name="Безымянный1" style:base-cell-address="'Падение тела'.J15"/>
    </style:style>
    <style:style style:name="ce28" style:family="table-cell" style:parent-style-name="Default">
      <style:table-cell-properties fo:border-bottom="0.018cm solid #000000" fo:background-color="#ccff99" fo:border-left="0.088cm solid #000000" fo:border-right="0.088cm solid #000000" fo:border-top="0.088cm solid #000000"/>
    </style:style>
    <style:style style:name="ce29" style:family="table-cell" style:parent-style-name="Default">
      <style:table-cell-properties fo:border-bottom="0.018cm solid #000000" fo:background-color="#ccff99" fo:border-left="0.088cm solid #000000" fo:border-right="0.088cm solid #000000" fo:border-top="0.018cm solid #000000"/>
    </style:style>
    <style:style style:name="ce30" style:family="table-cell" style:parent-style-name="Default" style:data-style-name="N110">
      <style:table-cell-properties fo:border-bottom="0.018cm solid #000000" fo:background-color="#ccff99" fo:border-left="0.088cm solid #000000" fo:border-right="0.088cm solid #000000" fo:border-top="0.018cm solid #000000"/>
    </style:style>
    <style:style style:name="ce31" style:family="table-cell" style:parent-style-name="Default">
      <style:table-cell-properties fo:border-bottom="none" fo:background-color="#ccff99" fo:border-left="0.088cm solid #000000" fo:border-right="0.088cm solid #000000" fo:border-top="0.018cm solid #000000"/>
    </style:style>
    <style:style style:name="ce32" style:family="table-cell" style:parent-style-name="Default">
      <style:table-cell-properties fo:border-bottom="0.018cm solid #000000" fo:background-color="#ccff99" style:cell-protect="protected" style:print-content="true" fo:border-left="0.018cm solid #000000" fo:border-right="0.088cm solid #000000" fo:border-top="0.018cm solid #000000"/>
    </style:style>
    <style:style style:name="ce33" style:family="table-cell" style:parent-style-name="Default">
      <style:table-cell-properties fo:border-bottom="0.018cm solid #000000" fo:background-color="#ccff99" fo:border-left="0.018cm solid #000000" fo:border-right="0.088cm solid #000000" fo:border-top="0.018cm solid #000000"/>
    </style:style>
    <style:style style:name="ce34" style:family="table-cell" style:parent-style-name="Default" style:data-style-name="N2">
      <style:table-cell-properties fo:border-bottom="0.088cm solid #000000" fo:background-color="#ccff99" fo:border-left="0.018cm solid #000000" fo:border-right="0.088cm solid #000000" fo:border-top="0.018cm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Падение тела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2" table:number-rows-spanned="1">
            <text:p>Расчет</text:p>
          </table:table-cell>
          <table:covered-table-cell/>
          <table:table-cell/>
          <table:table-cell table:style-name="ce18"/>
          <table:table-cell table:number-columns-repeated="2"/>
          <table:table-cell table:style-name="ce20" table:number-columns-spanned="5" table:number-rows-spanned="2">
            <draw:frame table:end-cell-address="'Падение тела'.G2" table:end-x="0.2cm" table:end-y="0.033cm" draw:z-index="0" draw:style-name="gr1" draw:text-style-name="P1" svg:width="0.2cm" svg:height="0.46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'Падение тела'.K2" table:end-x="1.422cm" table:end-y="0.757cm" draw:z-index="1" draw:style-name="gr1" draw:text-style-name="P1" svg:width="5.931cm" svg:height="1.117cm" svg:x="0.629cm" svg:y="0.068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covered-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скорости падения тела</text:p>
          </table:table-cell>
          <table:covered-table-cell/>
          <table:table-cell table:style-name="ce16"/>
          <table:table-cell table:style-name="ce19"/>
          <table:table-cell table:number-columns-repeated="2"/>
          <table:covered-table-cell table:number-columns-repeated="5"/>
        </table:table-row>
        <table:table-row table:style-name="ro2">
          <table:table-cell table:style-name="ce3" office:value-type="string">
            <text:p>Выполнил студент <text:s/>Музафаров К.Р</text:p>
          </table:table-cell>
          <table:table-cell/>
          <table:table-cell table:style-name="ce16"/>
          <table:table-cell table:number-columns-repeated="3"/>
          <table:table-cell table:style-name="ce21" table:number-columns-repeated="5"/>
        </table:table-row>
        <table:table-row table:style-name="ro1">
          <table:table-cell table:style-name="ce4" office:value-type="string">
            <text:p>Исходные данные</text:p>
          </table:table-cell>
          <table:table-cell table:style-name="ce11" table:number-columns-repeated="8"/>
          <table:table-cell table:style-name="ce23"/>
          <table:table-cell table:style-name="ce28"/>
        </table:table-row>
        <table:table-row table:style-name="ro3">
          <table:table-cell table:style-name="ce5" office:value-type="string">
            <text:p>Ускорение g свободного падения тела м/с<text:span text:style-name="T1">2</text:span></text:p>
          </table:table-cell>
          <table:table-cell table:style-name="ce12" office:value-type="float" office:value="9.8">
            <text:p>9,8</text:p>
          </table:table-cell>
          <table:table-cell table:style-name="ce12" table:number-columns-repeated="7"/>
          <table:table-cell table:style-name="ce24"/>
          <table:table-cell table:style-name="ce29"/>
        </table:table-row>
        <table:table-row table:style-name="ro3">
          <table:table-cell table:style-name="ce6" office:value-type="string">
            <text:p>Коэффициент k сопротивления среды, с<text:span text:style-name="T1">2</text:span>/м<text:span text:style-name="T1">2</text:span></text:p>
          </table:table-cell>
          <table:table-cell table:style-name="ce13" office:value-type="float" office:value="0.001">
            <text:p>0,001</text:p>
          </table:table-cell>
          <table:table-cell table:style-name="ce13" table:number-columns-repeated="7"/>
          <table:table-cell table:style-name="ce25"/>
          <table:table-cell table:style-name="ce30" office:value-type="float" office:value="0.0260145681556931">
            <text:p>0,026</text:p>
          </table:table-cell>
        </table:table-row>
        <table:table-row table:style-name="ro1">
          <table:table-cell table:style-name="ce7" office:value-type="string">
            <text:p>Момент t времени, с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40">
            <text:p>40</text:p>
          </table:table-cell>
        </table:table-row>
        <table:table-row table:style-name="ro1" table:visibility="collapse">
          <table:table-cell table:style-name="ce8"/>
          <table:table-cell table:style-name="ce14"/>
          <table:table-cell table:style-name="ce12" table:number-columns-repeated="7"/>
          <table:table-cell table:style-name="ce24"/>
          <table:table-cell table:style-name="ce29"/>
        </table:table-row>
        <table:table-row table:style-name="ro1" table:visibility="collapse">
          <table:table-cell table:style-name="ce8" office:value-type="string">
            <text:p>Промежуточные формулы:</text:p>
          </table:table-cell>
          <table:table-cell table:style-name="ce14"/>
          <table:table-cell table:style-name="ce12" table:number-columns-repeated="7"/>
          <table:table-cell table:style-name="ce24"/>
          <table:table-cell table:style-name="ce31"/>
        </table:table-row>
        <table:table-row table:style-name="ro4" table:visibility="collapse">
          <table:table-cell table:style-name="ce9" office:value-type="string">
            <text:p>Корень из коэффициента сопротивления</text:p>
          </table:table-cell>
          <table:table-cell table:style-name="ce14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26" table:formula="of:=SQRT([.$B$6])" office:value-type="float" office:value="0.0316227766016838">
            <text:p>0,03</text:p>
          </table:table-cell>
          <table:table-cell table:style-name="ce32" table:formula="of:=SQRT([.$K$6])" office:value-type="float" office:value="0.161290322572971">
            <text:p>0,16</text:p>
          </table:table-cell>
        </table:table-row>
        <table:table-row table:style-name="ro1" table:visibility="collapse">
          <table:table-cell table:style-name="ce8" office:value-type="string">
            <text:p>Показатель экспоненты</text:p>
          </table:table-cell>
          <table:table-cell table:style-name="ce14" table:formula="of:=[.B10]*[.$B$5]*[.B7]" office:value-type="float" office:value="0">
            <text:p>0</text:p>
          </table:table-cell>
          <table:table-cell table:style-name="ce17" table:formula="of:=[.C10]*[.$B$5]*[.C7]" office:value-type="float" office:value="0.309903210696501">
            <text:p>0,31</text:p>
          </table:table-cell>
          <table:table-cell table:style-name="ce17" table:formula="of:=[.D10]*[.$B$5]*[.D7]" office:value-type="float" office:value="0.619806421393002">
            <text:p>0,62</text:p>
          </table:table-cell>
          <table:table-cell table:style-name="ce17" table:formula="of:=[.E10]*[.$B$5]*[.E7]" office:value-type="float" office:value="0.929709632089504">
            <text:p>0,93</text:p>
          </table:table-cell>
          <table:table-cell table:style-name="ce17" table:formula="of:=[.F10]*[.$B$5]*[.F7]" office:value-type="float" office:value="1.54951605348251">
            <text:p>1,55</text:p>
          </table:table-cell>
          <table:table-cell table:style-name="ce17" table:formula="of:=[.G10]*[.$B$5]*[.G7]" office:value-type="float" office:value="3.09903210696501">
            <text:p>3,1</text:p>
          </table:table-cell>
          <table:table-cell table:style-name="ce17" table:formula="of:=[.H10]*[.$B$5]*[.H7]" office:value-type="float" office:value="6.19806421393002">
            <text:p>6,2</text:p>
          </table:table-cell>
          <table:table-cell table:style-name="ce17" table:formula="of:=[.I10]*[.$B$5]*[.I7]" office:value-type="float" office:value="12.39612842786">
            <text:p>12,4</text:p>
          </table:table-cell>
          <table:table-cell table:style-name="ce26" table:formula="of:=[.J10]*[.$B$5]*[.J7]" office:value-type="float" office:value="123.9612842786">
            <text:p>123,96</text:p>
          </table:table-cell>
          <table:table-cell table:style-name="ce32" table:formula="of:=[.K10]*[.$B$5]*[.K7]" office:value-type="float" office:value="63.2258064486047">
            <text:p>63,23</text:p>
          </table:table-cell>
        </table:table-row>
        <table:table-row table:style-name="ro1" table:visibility="collapse">
          <table:table-cell table:style-name="ce8" office:value-type="string">
            <text:p>Возрастающая экспонента</text:p>
          </table:table-cell>
          <table:table-cell table:style-name="ce14" table:formula="of:=EXP([.B11])" office:value-type="float" office:value="1">
            <text:p>1</text:p>
          </table:table-cell>
          <table:table-cell table:style-name="ce17" table:formula="of:=EXP([.C11])" office:value-type="float" office:value="1.3632931555512">
            <text:p>1,36</text:p>
          </table:table-cell>
          <table:table-cell table:style-name="ce17" table:formula="of:=EXP([.D11])" office:value-type="float" office:value="1.85856822797275">
            <text:p>1,86</text:p>
          </table:table-cell>
          <table:table-cell table:style-name="ce17" table:formula="of:=EXP([.E11])" office:value-type="float" office:value="2.53377334432017">
            <text:p>2,53</text:p>
          </table:table-cell>
          <table:table-cell table:style-name="ce17" table:formula="of:=EXP([.F11])" office:value-type="float" office:value="4.70919063463774">
            <text:p>4,71</text:p>
          </table:table-cell>
          <table:table-cell table:style-name="ce17" table:formula="of:=EXP([.G11])" office:value-type="float" office:value="22.1764764333598">
            <text:p>22,18</text:p>
          </table:table-cell>
          <table:table-cell table:style-name="ce17" table:formula="of:=EXP([.H11])" office:value-type="float" office:value="491.796106999361">
            <text:p>491,8</text:p>
          </table:table-cell>
          <table:table-cell table:style-name="ce17" table:formula="of:=EXP([.I11])" office:value-type="float" office:value="241863.410859727">
            <text:p>241863,41</text:p>
          </table:table-cell>
          <table:table-cell table:style-name="ce26" table:formula="of:=EXP([.J11])" office:value-type="float" office:value="6.85017603110892E+053">
            <text:p>6,85E+053</text:p>
          </table:table-cell>
          <table:table-cell table:style-name="ce32" table:formula="of:=EXP([.K11])" office:value-type="float" office:value="2.87487426035871E+027">
            <text:p>2,87E+027</text:p>
          </table:table-cell>
        </table:table-row>
        <table:table-row table:style-name="ro1" table:visibility="collapse">
          <table:table-cell table:style-name="ce8" office:value-type="string">
            <text:p>Убывающая экспонента</text:p>
          </table:table-cell>
          <table:table-cell table:style-name="ce14" table:formula="of:=EXP(-[.B11])" office:value-type="float" office:value="1">
            <text:p>1</text:p>
          </table:table-cell>
          <table:table-cell table:style-name="ce17" table:formula="of:=EXP(-[.C11])" office:value-type="float" office:value="0.733517949479974">
            <text:p>0,73</text:p>
          </table:table-cell>
          <table:table-cell table:style-name="ce17" table:formula="of:=EXP(-[.D11])" office:value-type="float" office:value="0.538048582209306">
            <text:p>0,54</text:p>
          </table:table-cell>
          <table:table-cell table:style-name="ce17" table:formula="of:=EXP(-[.E11])" office:value-type="float" office:value="0.394668292742777">
            <text:p>0,39</text:p>
          </table:table-cell>
          <table:table-cell table:style-name="ce17" table:formula="of:=EXP(-[.F11])" office:value-type="float" office:value="0.212350715353218">
            <text:p>0,21</text:p>
          </table:table-cell>
          <table:table-cell table:style-name="ce17" table:formula="of:=EXP(-[.G11])" office:value-type="float" office:value="0.0450928263110236">
            <text:p>0,05</text:p>
          </table:table-cell>
          <table:table-cell table:style-name="ce17" table:formula="of:=EXP(-[.H11])" office:value-type="float" office:value="0.00203336298471614">
            <text:p>0</text:p>
          </table:table-cell>
          <table:table-cell table:style-name="ce17" table:formula="of:=EXP(-[.I11])" office:value-type="float" office:value="0.00000413456502761374">
            <text:p>0</text:p>
          </table:table-cell>
          <table:table-cell table:style-name="ce26" table:formula="of:=EXP(-[.J11])" office:value-type="float" office:value="1.45981650027484E-054">
            <text:p>0</text:p>
          </table:table-cell>
          <table:table-cell table:style-name="ce32" table:formula="of:=EXP(-[.K11])" office:value-type="float" office:value="3.4784129997923E-028">
            <text:p>0</text:p>
          </table:table-cell>
        </table:table-row>
        <table:table-row table:style-name="ro1" table:visibility="collapse">
          <table:table-cell table:style-name="ce8"/>
          <table:table-cell table:style-name="ce14"/>
          <table:table-cell table:style-name="ce12" table:number-columns-repeated="7"/>
          <table:table-cell table:style-name="ce24"/>
          <table:table-cell table:style-name="ce33"/>
        </table:table-row>
        <table:table-row table:style-name="ro1">
          <table:table-cell table:style-name="ce10" office:value-type="string">
            <text:p>Искомая скорость V, м/с</text:p>
          </table:table-cell>
          <table:table-cell table:style-name="ce15" table:formula="of:=([.B12]-[.B13])/([.B12]+[.B13])/[.B10]" office:value-type="float" office:value="0">
            <text:p>0,00</text:p>
          </table:table-cell>
          <table:table-cell table:style-name="ce15" table:formula="of:=([.C12]-[.C13])/([.C12]+[.C13])/[.C10]" office:value-type="float" office:value="9.49787064895084">
            <text:p>9,50</text:p>
          </table:table-cell>
          <table:table-cell table:style-name="ce15" table:formula="of:=([.D12]-[.D13])/([.D12]+[.D13])/[.D10]" office:value-type="float" office:value="17.4239359328118">
            <text:p>17,42</text:p>
          </table:table-cell>
          <table:table-cell table:style-name="ce15" table:formula="of:=([.E12]-[.E13])/([.E12]+[.E13])/[.E10]" office:value-type="float" office:value="23.0991255954852">
            <text:p>23,10</text:p>
          </table:table-cell>
          <table:table-cell table:style-name="ce15" table:formula="of:=([.F12]-[.F13])/([.F12]+[.F13])/[.F10]" office:value-type="float" office:value="28.8939082430608">
            <text:p>28,89</text:p>
          </table:table-cell>
          <table:table-cell table:style-name="ce22" table:formula="of:=([.G12]-[.G13])/([.G12]+[.G13])/[.G10]" office:value-type="float" office:value="31.4944363970737">
            <text:p>31,49</text:p>
          </table:table-cell>
          <table:table-cell table:style-name="ce22" table:formula="of:=([.H12]-[.H13])/([.H12]+[.H13])/[.H10]" office:value-type="float" office:value="31.6225151099125">
            <text:p>31,62</text:p>
          </table:table-cell>
          <table:table-cell table:style-name="ce22" table:formula="of:=([.I12]-[.I13])/([.I12]+[.I13])/[.I10]" office:value-type="float" office:value="31.6227766006026">
            <text:p>31,62</text:p>
          </table:table-cell>
          <table:table-cell table:style-name="ce27" table:formula="of:=([.J12]-[.J13])/([.J12]+[.J13])/[.J10]" office:value-type="float" office:value="31.6227766016838">
            <text:p>31,62</text:p>
          </table:table-cell>
          <table:table-cell table:style-name="ce34" table:formula="of:=([.K12]-[.K13])/([.K12]+[.K13])/[.K10]" office:value-type="float" office:value="6.20000000029499">
            <text:p>6,20</text:p>
          </table:table-cell>
        </table:table-row>
        <table:table-row table:style-name="ro1">
          <table:table-cell table:number-columns-repeated="2"/>
          <table:table-cell table:style-name="ce16"/>
          <table:table-cell table:number-columns-repeated="8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>
            <draw:frame table:end-cell-address="'Падение тела'.K62" table:end-x="1.469cm" table:end-y="0.161cm" draw:z-index="2" draw:style-name="gr2" draw:text-style-name="P1" svg:width="17.243cm" svg:height="14.672cm" svg:x="1.621cm" svg:y="0.06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Музафаров Карим Ринатович</text:p>
      </style:header>
      <style:header-left style:display="false"/>
      <style:footer>
        <text:p>ИДБ-21-06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5">15.11.2021</text:date>, <text:time>14:0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4M16S</meta:editing-duration>
    <meta:editing-cycles>20</meta:editing-cycles>
    <meta:generator>OpenOffice/4.1.11$Unix OpenOffice.org_project/4111m1$Build-9808</meta:generator>
    <dc:date>2021-11-15T14:00:02</dc:date>
    <dc:creator>Карим Музафаров</dc:creator>
    <meta:document-statistic meta:table-count="3" meta:cell-count="76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row>
        <mi>V</mi>
        <mo stretchy="false">=</mo>
        <mfrac>
          <mrow>
            <mo stretchy="false">(</mo>
            <mrow>
              <mrow>
                <msup>
                  <mi>e</mi>
                  <mi mathvariant="italic">at</mi>
                </msup>
                <mo stretchy="false">−</mo>
                <msup>
                  <mi>e</mi>
                  <mrow>
                    <mo stretchy="false">−</mo>
                    <mi mathvariant="italic">at</mi>
                  </mrow>
                </msup>
              </mrow>
            </mrow>
            <mo stretchy="false">)</mo>
          </mrow>
          <mrow>
            <mo stretchy="false">(</mo>
            <mrow>
              <msqrt>
                <mi>k</mi>
              </msqrt>
              <mrow>
                <mo stretchy="false">(</mo>
                <mrow>
                  <mrow>
                    <msup>
                      <mi>e</mi>
                      <mi mathvariant="italic">at</mi>
                    </msup>
                    <mo stretchy="false">−</mo>
                    <msup>
                      <mi>e</mi>
                      <mrow>
                        <mo stretchy="false">−</mo>
                        <mi mathvariant="italic">at</mi>
                      </mrow>
                    </msup>
                  </mrow>
                </mrow>
                <mo stretchy="false">)</mo>
              </mrow>
            </mrow>
            <mo stretchy="false">)</mo>
          </mrow>
        </mfrac>
      </mrow>
      <mi>,</mi>
      <mi mathvariant="italic">где</mi>
      <mrow>
        <mi>a</mi>
        <mo stretchy="false">=</mo>
        <mrow>
          <msqrt>
            <mi>k</mi>
          </msqrt>
          <mo stretchy="false">∗</mo>
          <mi>g</mi>
        </mrow>
      </mrow>
    </mrow>
    <annotation encoding="StarMath 5.0">V = (e^at-e^-at) over (sqrt k(e^at-e^-at)), где a=sqrt k *g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2.559cm" svg:height="14.399cm" svg:x="0.821cm" svg:y="-2.418cm">
          <draw:image xlink:href="Pictures/1000020100000274000002D062A1BCDE.png" xlink:type="simple" xlink:show="embed" xlink:actuate="onLoad">
            <text:p/>
          </draw:image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